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in" fo:margin-left="0in" table:align="left"/>
    </style:style>
    <style:style style:name="Table1.A" style:family="table-column">
      <style:table-column-properties style:column-width="0.375in"/>
    </style:style>
    <style:style style:name="Table1.B" style:family="table-column">
      <style:table-column-properties style:column-width="0.5in"/>
    </style:style>
    <style:style style:name="Table1.C" style:family="table-column">
      <style:table-column-properties style:column-width="0.8125in"/>
    </style:style>
    <style:style style:name="Table1.D" style:family="table-column">
      <style:table-column-properties style:column-width="0.9375in"/>
    </style:style>
    <style:style style:name="Table1.E" style:family="table-column">
      <style:table-column-properties style:column-width="1.8125in"/>
    </style:style>
    <style:style style:name="Table1.G" style:family="table-column">
      <style:table-column-properties style:column-width="1.62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375in"/>
    </style:style>
    <style:style style:name="Table2.B" style:family="table-column">
      <style:table-column-properties style:column-width="1.8125in"/>
    </style:style>
    <style:style style:name="Table2.C" style:family="table-column">
      <style:table-column-properties style:column-width="1.125in"/>
    </style:style>
    <style:style style:name="Table2.E" style:family="table-column">
      <style:table-column-properties style:column-width="1.25in"/>
    </style:style>
    <style:style style:name="Table2.F" style:family="table-column">
      <style:table-column-properties style:column-width="1.2396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6875in"/>
    </style:style>
    <style:style style:name="Table3.B" style:family="table-column">
      <style:table-column-properties style:column-width="3.0625in"/>
    </style:style>
    <style:style style:name="Table3.C" style:family="table-column">
      <style:table-column-properties style:column-width="1in"/>
    </style:style>
    <style:style style:name="Table3.D" style:family="table-column">
      <style:table-column-properties style:column-width="1.1875in"/>
    </style:style>
    <style:style style:name="Table3.E" style:family="table-column">
      <style:table-column-properties style:column-width="0.9896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6875in"/>
    </style:style>
    <style:style style:name="Table4.B" style:family="table-column">
      <style:table-column-properties style:column-width="4.875in"/>
    </style:style>
    <style:style style:name="Table4.C" style:family="table-column">
      <style:table-column-properties style:column-width="1.3646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6875in"/>
    </style:style>
    <style:style style:name="Table5.B" style:family="table-column">
      <style:table-column-properties style:column-width="2.0819in"/>
    </style:style>
    <style:style style:name="Table5.C" style:family="table-column">
      <style:table-column-properties style:column-width="1.3854in"/>
    </style:style>
    <style:style style:name="Table5.D" style:family="table-column">
      <style:table-column-properties style:column-width="1.3847in"/>
    </style:style>
    <style:style style:name="Table5.E" style:family="table-column">
      <style:table-column-properties style:column-width="1.3875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E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01d882" officeooo:paragraph-rsid="0001d882"/>
    </style:style>
    <style:style style:name="P2" style:family="paragraph" style:parent-style-name="Text_20_body">
      <style:text-properties officeooo:rsid="0001d882" officeooo:paragraph-rsid="00022ee6"/>
    </style:style>
    <style:style style:name="P3" style:family="paragraph" style:parent-style-name="Text_20_body">
      <style:text-properties officeooo:rsid="0001d882" officeooo:paragraph-rsid="00041a35"/>
    </style:style>
    <style:style style:name="P4" style:family="paragraph" style:parent-style-name="Text_20_body">
      <style:text-properties officeooo:rsid="0001d882" officeooo:paragraph-rsid="0005f544"/>
    </style:style>
    <style:style style:name="P5" style:family="paragraph" style:parent-style-name="Text_20_body">
      <style:text-properties officeooo:rsid="0001d882" officeooo:paragraph-rsid="000a26b3"/>
    </style:style>
    <style:style style:name="P6" style:family="paragraph" style:parent-style-name="Text_20_body">
      <style:text-properties officeooo:rsid="0001d882" officeooo:paragraph-rsid="000b3af7"/>
    </style:style>
    <style:style style:name="P7" style:family="paragraph" style:parent-style-name="Text_20_body">
      <style:text-properties officeooo:rsid="0001d882" officeooo:paragraph-rsid="000d26cb"/>
    </style:style>
    <style:style style:name="P8" style:family="paragraph" style:parent-style-name="Text_20_body">
      <style:text-properties officeooo:rsid="0001d882" officeooo:paragraph-rsid="001280ab"/>
    </style:style>
    <style:style style:name="P9" style:family="paragraph" style:parent-style-name="Text_20_body">
      <style:text-properties officeooo:rsid="00022ee6" officeooo:paragraph-rsid="00022ee6"/>
    </style:style>
    <style:style style:name="P10" style:family="paragraph" style:parent-style-name="Text_20_body">
      <style:text-properties officeooo:rsid="00022ee6" officeooo:paragraph-rsid="00041a35"/>
    </style:style>
    <style:style style:name="P11" style:family="paragraph" style:parent-style-name="Text_20_body">
      <style:text-properties officeooo:rsid="00022ee6" officeooo:paragraph-rsid="000a26b3"/>
    </style:style>
    <style:style style:name="P12" style:family="paragraph" style:parent-style-name="Text_20_body">
      <style:text-properties officeooo:rsid="00022ee6" officeooo:paragraph-rsid="000d26cb"/>
    </style:style>
    <style:style style:name="P13" style:family="paragraph" style:parent-style-name="Text_20_body">
      <style:text-properties officeooo:rsid="00041a35" officeooo:paragraph-rsid="00041a35"/>
    </style:style>
    <style:style style:name="P14" style:family="paragraph" style:parent-style-name="Text_20_body">
      <style:text-properties officeooo:rsid="0005f544" officeooo:paragraph-rsid="0005f544"/>
    </style:style>
    <style:style style:name="P15" style:family="paragraph" style:parent-style-name="Text_20_body">
      <style:text-properties officeooo:rsid="0008d560" officeooo:paragraph-rsid="0008d560"/>
    </style:style>
    <style:style style:name="P16" style:family="paragraph" style:parent-style-name="Text_20_body">
      <style:text-properties officeooo:rsid="000b3af7" officeooo:paragraph-rsid="000b3af7"/>
    </style:style>
    <style:style style:name="P17" style:family="paragraph" style:parent-style-name="Text_20_body">
      <style:text-properties officeooo:rsid="000d26cb" officeooo:paragraph-rsid="000d26cb"/>
    </style:style>
    <style:style style:name="P18" style:family="paragraph" style:parent-style-name="Text_20_body">
      <style:text-properties officeooo:rsid="000d8905" officeooo:paragraph-rsid="000d8905"/>
    </style:style>
    <style:style style:name="P19" style:family="paragraph" style:parent-style-name="Text_20_body">
      <style:text-properties officeooo:rsid="0010a9ec" officeooo:paragraph-rsid="0010a9ec"/>
    </style:style>
    <style:style style:name="P20" style:family="paragraph" style:parent-style-name="Text_20_body">
      <style:text-properties officeooo:rsid="001280ab" officeooo:paragraph-rsid="001280ab"/>
    </style:style>
    <style:style style:name="P21" style:family="paragraph" style:parent-style-name="Text_20_body">
      <style:text-properties officeooo:rsid="00145855" officeooo:paragraph-rsid="00145855"/>
    </style:style>
    <style:style style:name="P22" style:family="paragraph" style:parent-style-name="Text_20_body">
      <style:paragraph-properties fo:break-before="page"/>
      <style:text-properties officeooo:rsid="0001d882" officeooo:paragraph-rsid="001280ab"/>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ea77" officeooo:paragraph-rsid="0016ea7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cdee" officeooo:paragraph-rsid="0017cde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1395" officeooo:paragraph-rsid="0019139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ea77" officeooo:paragraph-rsid="0016ea7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7cdee" officeooo:paragraph-rsid="0017cde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91395" officeooo:paragraph-rsid="00191395"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text-properties fo:font-weight="bold" officeooo:rsid="0016ea77" officeooo:paragraph-rsid="0016ea77" style:font-weight-asian="bold" style:font-weight-complex="bold"/>
    </style:style>
    <style:style style:name="P30" style:family="paragraph" style:parent-style-name="Heading_20_1">
      <style:text-properties officeooo:rsid="00145855" officeooo:paragraph-rsid="00145855"/>
    </style:style>
    <style:style style:name="P31" style:family="paragraph" style:parent-style-name="Heading_20_2">
      <style:text-properties officeooo:rsid="0001d882" officeooo:paragraph-rsid="0001d882"/>
    </style:style>
    <style:style style:name="P32" style:family="paragraph" style:parent-style-name="Heading_20_2">
      <style:text-properties officeooo:rsid="00022ee6" officeooo:paragraph-rsid="00022ee6"/>
    </style:style>
    <style:style style:name="P33" style:family="paragraph" style:parent-style-name="Heading_20_2">
      <style:text-properties officeooo:rsid="00041a35" officeooo:paragraph-rsid="00041a35"/>
    </style:style>
    <style:style style:name="P34" style:family="paragraph" style:parent-style-name="Heading_20_2">
      <style:text-properties officeooo:rsid="0005f544" officeooo:paragraph-rsid="0005f544"/>
    </style:style>
    <style:style style:name="P35" style:family="paragraph" style:parent-style-name="Heading_20_2">
      <style:text-properties officeooo:rsid="0008d560" officeooo:paragraph-rsid="0008d560"/>
    </style:style>
    <style:style style:name="P36" style:family="paragraph" style:parent-style-name="Heading_20_2">
      <style:text-properties officeooo:rsid="000a26b3" officeooo:paragraph-rsid="000a26b3"/>
    </style:style>
    <style:style style:name="P37" style:family="paragraph" style:parent-style-name="Heading_20_2">
      <style:text-properties officeooo:rsid="000d26cb" officeooo:paragraph-rsid="000d26cb"/>
    </style:style>
    <style:style style:name="P38" style:family="paragraph" style:parent-style-name="Heading_20_2">
      <style:text-properties officeooo:rsid="000d8905" officeooo:paragraph-rsid="000d8905"/>
    </style:style>
    <style:style style:name="P39" style:family="paragraph" style:parent-style-name="Heading_20_2">
      <style:text-properties officeooo:rsid="00101185" officeooo:paragraph-rsid="00101185"/>
    </style:style>
    <style:style style:name="P40" style:family="paragraph" style:parent-style-name="Heading_20_2">
      <style:text-properties officeooo:rsid="001280ab" officeooo:paragraph-rsid="001280ab"/>
    </style:style>
    <style:style style:name="P41" style:family="paragraph" style:parent-style-name="Heading_20_2">
      <style:text-properties officeooo:rsid="0016ea77" officeooo:paragraph-rsid="0016ea77"/>
    </style:style>
    <style:style style:name="P42" style:family="paragraph" style:parent-style-name="Heading_20_2">
      <style:text-properties officeooo:rsid="0017cdee" officeooo:paragraph-rsid="0017cdee"/>
    </style:style>
    <style:style style:name="P43" style:family="paragraph" style:parent-style-name="Heading_20_2">
      <style:text-properties officeooo:rsid="00191395" officeooo:paragraph-rsid="00191395"/>
    </style:style>
    <style:style style:name="P44" style:family="paragraph" style:parent-style-name="Text_20_body" style:list-style-name="L1">
      <style:text-properties officeooo:rsid="0001d882" officeooo:paragraph-rsid="0001d882"/>
    </style:style>
    <style:style style:name="P45" style:family="paragraph" style:parent-style-name="Text_20_body" style:list-style-name="L2">
      <style:text-properties officeooo:rsid="0001d882" officeooo:paragraph-rsid="0001d882"/>
    </style:style>
    <style:style style:name="P46" style:family="paragraph" style:parent-style-name="Text_20_body" style:list-style-name="L2">
      <style:text-properties officeooo:rsid="00022ee6" officeooo:paragraph-rsid="00022ee6"/>
    </style:style>
    <style:style style:name="P47" style:family="paragraph" style:parent-style-name="Text_20_body" style:list-style-name="L3">
      <style:text-properties officeooo:rsid="00022ee6" officeooo:paragraph-rsid="00022ee6"/>
    </style:style>
    <style:style style:name="P48" style:family="paragraph" style:parent-style-name="Text_20_body" style:list-style-name="L3">
      <style:text-properties officeooo:rsid="00041a35" officeooo:paragraph-rsid="00041a35"/>
    </style:style>
    <style:style style:name="P49" style:family="paragraph" style:parent-style-name="Text_20_body" style:list-style-name="L4">
      <style:text-properties officeooo:rsid="00041a35" officeooo:paragraph-rsid="00041a35"/>
    </style:style>
    <style:style style:name="P50" style:family="paragraph" style:parent-style-name="Text_20_body" style:list-style-name="L5">
      <style:text-properties officeooo:rsid="0005f544" officeooo:paragraph-rsid="0005f544"/>
    </style:style>
    <style:style style:name="P51" style:family="paragraph" style:parent-style-name="Text_20_body" style:list-style-name="L6">
      <style:text-properties officeooo:rsid="000a26b3" officeooo:paragraph-rsid="000a26b3"/>
    </style:style>
    <style:style style:name="P52" style:family="paragraph" style:parent-style-name="Text_20_body" style:list-style-name="L7">
      <style:text-properties officeooo:rsid="000b3af7" officeooo:paragraph-rsid="000b3af7"/>
    </style:style>
    <style:style style:name="P53" style:family="paragraph" style:parent-style-name="Text_20_body" style:list-style-name="L8">
      <style:text-properties officeooo:rsid="000d26cb" officeooo:paragraph-rsid="000d26cb"/>
    </style:style>
    <style:style style:name="P54" style:family="paragraph" style:parent-style-name="Text_20_body" style:list-style-name="L9">
      <style:text-properties officeooo:rsid="000d8905" officeooo:paragraph-rsid="000d8905"/>
    </style:style>
    <style:style style:name="P55" style:family="paragraph" style:parent-style-name="Text_20_body" style:list-style-name="L10">
      <style:text-properties officeooo:rsid="0010a9ec" officeooo:paragraph-rsid="0010a9ec"/>
    </style:style>
    <style:style style:name="P56" style:family="paragraph" style:parent-style-name="Text_20_body" style:list-style-name="L10">
      <style:text-properties officeooo:rsid="001280ab" officeooo:paragraph-rsid="001280ab"/>
    </style:style>
    <style:style style:name="P57" style:family="paragraph" style:parent-style-name="Text_20_body" style:list-style-name="L11">
      <style:text-properties officeooo:rsid="001280ab" officeooo:paragraph-rsid="001280ab"/>
    </style:style>
    <style:style style:name="P58" style:family="paragraph" style:parent-style-name="Text_20_body">
      <style:text-properties officeooo:paragraph-rsid="00191395"/>
    </style:style>
    <style:style style:name="T1" style:family="text">
      <style:text-properties officeooo:rsid="00022ee6"/>
    </style:style>
    <style:style style:name="T2" style:family="text">
      <style:text-properties officeooo:rsid="00041a35"/>
    </style:style>
    <style:style style:name="T3" style:family="text">
      <style:text-properties officeooo:rsid="000a26b3"/>
    </style:style>
    <style:style style:name="T4" style:family="text">
      <style:text-properties officeooo:rsid="000b3af7"/>
    </style:style>
    <style:style style:name="T5" style:family="text">
      <style:text-properties officeooo:rsid="000d26cb"/>
    </style:style>
    <style:style style:name="T6" style:family="text">
      <style:text-properties officeooo:rsid="00101185"/>
    </style:style>
    <style:style style:name="T7" style:family="text">
      <style:text-properties officeooo:rsid="001280ab"/>
    </style:style>
    <style:style style:name="T8" style:family="text">
      <style:text-properties fo:color="#000000" style:text-outline="false" style:text-line-through-style="none" style:text-line-through-type="none" style:font-name="Liberation Serif" fo:font-size="12pt" fo:font-style="normal" fo:text-shadow="none" style:text-underline-style="none" style:font-size-asian="12pt" style:font-style-asian="normal" style:font-size-complex="12pt" style:font-style-complex="normal" style:text-overline-style="none" style:text-overline-color="font-color"/>
    </style:style>
    <style:style style:name="T9" style:family="text">
      <style:text-properties officeooo:rsid="0017cdee"/>
    </style:style>
    <style:style style:name="T10" style:family="text">
      <style:text-properties officeooo:rsid="001913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is-list-header="true">NLP Metrics for Call Transcript Analytics</text:h>
      <text:p text:style-name="P21">Out of 27 Key Performance Indicators (KPIs), only 12 of them can be analyzed using Natural Language Processing, while 7 of them are redundant, and 8 of them are incalculable using Machine Learning alone. And while for every transcript, we will receive a manually-labeled Performance Evaluation Sheet that can be used for training a Deep Learning Model, it might not always be the best idea to use them. Explained below is a list of other techniques we can use for each of the following KPIs:</text:p>
      <text:h text:style-name="P31" text:outline-level="2">Used Appropriate Opening and Prepared for the Call:</text:h>
      <text:p text:style-name="P1">Classically, this problem is solved using NLP Techniques of Textual Entailment, or in other words, Sentence Matching. In this technique, we have a Machine Learning Model or Formula that takes in an input as a Premise (Reference) and another sentence as the Conclusion, and evaluate how closely related or loosely separated these two sentences are. </text:p>
      <text:p text:style-name="P1">For our model (i2c’s Database), we need to have one model that takes in sentences (first few sentences of an agent) and tells us if its an opening sentence or not. We can use two techniques for this:</text:p>
      <text:list xml:id="list70392341" text:style-name="L1">
        <text:list-item>
          <text:p text:style-name="P44">The dataset should have correct opening datasets labeled (as well as incorrect ones). If it does not have proper labels, then without using a model, we can check for target words in opening sentences, and based on their universal encoding, calculate if a correct opening has been used or not.</text:p>
        </text:list-item>
        <text:list-item>
          <text:p text:style-name="P44">The other technique we can use for labeling Opening Sentences correctly is to open the i2c Performance Sheets and check if it says ‘Mastered’ for Appropriate Openings or not. If it does, take the first few sentences and label them as 1 or 0 otherwise.</text:p>
        </text:list-item>
      </text:list>
      <text:p text:style-name="P1">Label the entire Call Transcripts dataset based on one of the methods mentioned above.</text:p>
      <text:h text:style-name="P31" text:outline-level="2">Actively Listened and Acknowledged Concern(s):</text:h>
      <text:p text:style-name="P1">Active Listening can also be identified by looking for Key Phrases such as ‘Correct!’, ‘Thank you!’, ‘I’m listening!’, ‘Ahan!’, ‘I can see that!’, and ‘I understand!’ etc. Another metric for checking Active Listening is paraphrasing i.e. repeating or summarizing whatever the customer just talked about / asked for. Hence, there will be two ways to go about this:</text:p>
      <text:list xml:id="list708411766" text:style-name="L2">
        <text:list-item>
          <text:p text:style-name="P45">If the Caller’s last statement is a Question, then it must be followed with an appropriate response – an acknowledgment sentence. <text:span text:style-name="T1">Acknowledgment words need to be in possession in order to look for signs of active listening. On the other hand, if the Caller’s last statement is a Response, then it must be followed with a pattern of questioning. Specifically after or during a caller’s part of the conversation, we check for Follow-Up questions via Paraphrasing and acknowledgment statements. A model that checks for Paraphrased Sentences needs to be built in order to detect this pattern.</text:span></text:p>
        </text:list-item>
        <text:list-item>
          <text:p text:style-name="P46"><text:soft-page-break/>The other technique would be to look at the Performance Evaluation Sheet and check if it says ‘Mastered’ for Active Listening or not – and based on Feedback, label the sentences manually or programmatically.</text:p>
        </text:list-item>
      </text:list>
      <text:p text:style-name="P9">Next, we calculate scores per groups of sentences and give average / accumulated scores at the end. Basically, we only wish to penalize bad behavior – so even if he did active listening for most part of the call, and didn’t follow up in some parts – its still a policy violation.</text:p>
      <text:p text:style-name="P2">Label the entire Call Transcripts dataset based on one of the methods mentioned above.</text:p>
      <text:h text:style-name="P32" text:outline-level="2">Expressed Sincere and Appropriate Empathy:</text:h>
      <text:p text:style-name="P9">Empathy is a metric that must be Positive for every sentence an agent says. It can be zero as well for non-sentimental sentences, but it should never be negative. There’s t<text:span text:style-name="T2">hree</text:span> ways to go about labeling the dataset:</text:p>
      <text:list xml:id="list2816656332" text:style-name="L3">
        <text:list-item>
          <text:p text:style-name="P47">Using Performance Evaluation Sheets, separate all agent sentences and check if it says ‘Mastered’ or not. Treat it as all positive if true, else read Feedback, and label sentences manually or programmatically.</text:p>
        </text:list-item>
        <text:list-item>
          <text:p text:style-name="P47">Use a publicly approved dataset for empathy (positive, <text:span text:style-name="T2">neutral</text:span> and negative) for deep learning sentimental analysis and label the dataset based on the built model.</text:p>
        </text:list-item>
        <text:list-item>
          <text:p text:style-name="P48">Use the GLOVE Library or any other NLP Dictionaries to mark words inside sentences as positive or negative and calculate aggregates on the whole o classify an entire sentence as positive or negative (Continuous Bag of Words Approach).</text:p>
        </text:list-item>
      </text:list>
      <text:p text:style-name="P9">Next, we calculate scores per groups of sentences and give average / accumulated scores at the end. Basically, we only wish to penalize bad behavior – so even if he did <text:span text:style-name="T2">have positive empathy in most parts and went rude</text:span> in some parts – its still a policy violation.</text:p>
      <text:p text:style-name="P2">Label the entire Call Transcripts dataset based on one of the methods mentioned above.</text:p>
      <text:h text:style-name="P33" text:outline-level="2">Enthusiastic and Helpful Tone:</text:h>
      <text:p text:style-name="P13">Tone refers to the Agent’s mood. There are five major emotions or moods (happy, sad, confused, angry, neutral). The only acceptable tones in this scenario are happy and neutral. The rest of the sentiments / emotions are no good and will have different negative effects on overall scores based on severity levels. <text:s/>There’s three major ways to go about labeling the dataset:</text:p>
      <text:list xml:id="list2722643664" text:style-name="L4">
        <text:list-item>
          <text:p text:style-name="P49">Building a Tone-Analyzer from scratch (will have to use Public Datasets and depend entirely on their accuracy levels in correct prediction).</text:p>
        </text:list-item>
        <text:list-item>
          <text:p text:style-name="P49">Label every agent’s statement based on Performance Evaluation by taking into account the overall labels, as well as the Comments / Feedback (manually distinguish exactly which sentence has a bad tone.)</text:p>
        </text:list-item>
        <text:list-item>
          <text:p text:style-name="P49"><text:soft-page-break/>Using Audio Analytics can be used to determine pitch and frequency of speech for every agent’s statement, and recognize tone based on this Analyzer.</text:p>
        </text:list-item>
      </text:list>
      <text:p text:style-name="P10">Next, we calculate scores per groups of sentences and give average / accumulated scores at the end. Basically, we only wish to penalize bad behavior – so even if he did <text:span text:style-name="T2">have positive tone in most parts and went negatively tempered</text:span> in some parts – its still a policy violation.</text:p>
      <text:p text:style-name="P3">Label the entire Call Transcripts dataset based on one of the methods mentioned above.</text:p>
      <text:h text:style-name="P34" text:outline-level="2">Confidence and Demonstrated Ownership:</text:h>
      <text:p text:style-name="P14">Ownership is demonstrated by using the words ‘I’, ‘We’ or the Company’s name when talking about things. It also means saying phrases for thankfulness, apologies, and assistance such as ‘I’d be happy to help you out with this.’ Similarly, confidence can be evaluated by looking for the use of negative words such as ‘Umm’, ‘I think’, and ‘I don’t know’ - and penalized accordingly. Our main goal here would be to count the instances of Ownership and the lack of Confidence among sentences, and based on that – calculate a total score, which should either be zero or positive. Again there’s two ways of evaluating these:</text:p>
      <text:list xml:id="list3397341286" text:style-name="L5">
        <text:list-item>
          <text:p text:style-name="P50">Use a public vector / dictionary to compare positive words of Ownership and negative words of confidence and simply count instances. Again, our focus is not on rewarding the agent, but rather on penalizing the agent if any false usage is spotted.</text:p>
        </text:list-item>
        <text:list-item>
          <text:p text:style-name="P50">We can use the Performance Analysis sheet and find the Feedback for Negative Calls and label the dataset accordingly.</text:p>
        </text:list-item>
      </text:list>
      <text:p text:style-name="P4">Label the entire Call Transcripts dataset based on one of the methods mentioned above.</text:p>
      <text:h text:style-name="P34" text:outline-level="2">Used Appropriate Closing:</text:h>
      <text:p text:style-name="P14">Just as the opening sentences are classified, we can classify the ending or closing sentences as well and see if the agent is following standard procedure or not.</text:p>
      <text:p text:style-name="P14">Label the whole dataset for Appropriate Closings the same way as the Opening Sentences.</text:p>
      <text:h text:style-name="P35" text:outline-level="2">Clear and Easily Understood:</text:h>
      <text:p text:style-name="P15">Complex sentences confuse our callers when they call and ask for information. Which is why its necessary that CSR Agents use Clear and Easy Sentences. This can be evaluated four ways:</text:p>
      <text:list xml:id="list1989354533" text:style-name="L6">
        <text:list-item>
          <text:p text:style-name="P51">Calculate the Fogg Index of words of every sentence, and those with a particularly high value are considered to be more complex or difficult to understand. Same goes for phrases and sentences on the whole (Textacy by Python).</text:p>
        </text:list-item>
        <text:list-item>
          <text:p text:style-name="P51">Check for ‘Mastered’ labels against the Performance Evaluation report – and if its true, mark the whole conversation as positive. Otherwise, find the feedback error inside the conversation and label it as negative.</text:p>
        </text:list-item>
        <text:list-item>
          <text:p text:style-name="P51"><text:soft-page-break/>Check for pronunciation and phonetics – in other words, difficult accents by Audio Analysis and see if the language used is hard to understand. We can also just look at the speed of sentences to evaluate this.</text:p>
        </text:list-item>
        <text:list-item>
          <text:p text:style-name="P51">Check the Call Quality Performance Analytics provided by Nuance to see if there was any other form of disturbance that made the call difficult to understand (VoIP).</text:p>
        </text:list-item>
      </text:list>
      <text:p text:style-name="P11">Next, we calculate scores per groups of sentences and give average / accumulated scores at the end. Basically, we only wish to penalize bad behavior – so even if he <text:span text:style-name="T3">was clear in most parts and became temporarily difficult to understand</text:span> in some parts <text:span text:style-name="T3">(depending on the cause)</text:span> – its still a policy violation.</text:p>
      <text:p text:style-name="P5">Label the entire Call Transcripts dataset based on one of the methods mentioned above.</text:p>
      <text:h text:style-name="P36" text:outline-level="2">Used Appropriate Word Choices / Phrasing:</text:h>
      <text:p text:style-name="P16">The main target in this metric is to evaluate the use of False/Fowl (Abusive) Language in the conversation on the agent’s end, and the rest of the words are already evaluated on other metrics. There’s three strategies to go by here:</text:p>
      <text:list xml:id="list2558940176" text:style-name="L7">
        <text:list-item>
          <text:p text:style-name="P52">Keep a dictionary vector of fowl words and use it as reference to match words of every sentence and see if any positive matches are found.</text:p>
        </text:list-item>
        <text:list-item>
          <text:p text:style-name="P52">Train a model on negative data and use it to predict insult and fowl language / prude behavior.</text:p>
        </text:list-item>
        <text:list-item>
          <text:p text:style-name="P52">Use the Performance Evaluation sheet and mark the Conversation negative, based on an Evaluator’s feedback.</text:p>
        </text:list-item>
      </text:list>
      <text:p text:style-name="P6">Label the entire Call Transcripts dataset based on one of the methods mentioned above. <text:span text:style-name="T4">Here our main goals is to see all negative instances and penalize the agent based on that.</text:span></text:p>
      <text:h text:style-name="P37" text:outline-level="2">Natural Use of Customer’s Name and Avoided Excessive Sir/Ma’am:</text:h>
      <text:p text:style-name="P17">While its’ quite hard to recognize what the Customer’s name is overall from distributed conversation, there are again two ways we can approach this:</text:p>
      <text:list xml:id="list1812051179" text:style-name="L8">
        <text:list-item>
          <text:p text:style-name="P53">Use NLP’s Named Entity Recognition mechanisms to distinguish Caller’s name from his side of the conversation and see its’ use on the Agent side afterwards. We can also deduct points for successive use of pronouns such as ‘Sir’ and ‘Madam/Miss’ alongside detecting Client’s name.</text:p>
        </text:list-item>
        <text:list-item>
          <text:p text:style-name="P53">Use Performance Analysis report to label certain sentences as True or False based on Evaluator’s Feedback.</text:p>
        </text:list-item>
      </text:list>
      <text:p text:style-name="P12">Next, we calculate scores per groups of sentences and give average / accumulated scores at the end. Basically, we only wish to penalize bad behavior – so even if he <text:span text:style-name="T5">uses a Caller’s name in most parts and uses pronouns in only </text:span>some parts – its still a policy violation.</text:p>
      <text:p text:style-name="P7">Label the entire Call Transcripts dataset based on one of the methods mentioned above.</text:p>
      <text:h text:style-name="P38" text:outline-level="2"><text:soft-page-break/>Remained Focused and Avoided Unexplained Dead Air:</text:h>
      <text:p text:style-name="P18">NLP actually has little to none to offer in this scenario. Besides NLP, there’s two possible ways:</text:p>
      <text:list xml:id="list644462397" text:style-name="L9">
        <text:list-item>
          <text:p text:style-name="P54">Using Nuance/Audio Analytics, we can simply calculate the gaps between the conversation mathematically and see if there is any dead air in between.</text:p>
        </text:list-item>
        <text:list-item>
          <text:p text:style-name="P54">Using Feedback from Performance Evaluation sheets, we can classify disturbance or silence accordingly.</text:p>
        </text:list-item>
      </text:list>
      <text:p text:style-name="P18">Label the entire Call Transcripts dataset based on one of the <text:span text:style-name="T6">methods mentioned above.</text:span></text:p>
      <text:h text:style-name="P39" text:outline-level="2">Reviewed Notes and Probed as Necessary:</text:h>
      <text:p text:style-name="P19">If the notes used as a script are provided to us, then those can be used for Contextual Analysis in NLP. Otherwise, our main goal is to assert questions from the agent’s side in order to run the overall structure of a call smoothly. So, we can go about doing this two ways:</text:p>
      <text:list xml:id="list2375775371" text:style-name="L10">
        <text:list-item>
          <text:p text:style-name="P55">Look at every statement made by the agent and check to see if its’ a question of the following three types: Inquiry, Permission, Confirmation or In<text:span text:style-name="T7">formation Retrieval. The agent must ask beyond a certain threshold of minimum inquisitive questions in order to pass this metric.</text:span></text:p>
        </text:list-item>
        <text:list-item>
          <text:p text:style-name="P56">Check the Performance Analysis sheet and see if the agent passes on the whole, then label the whole conversation as positive rather than individual sentences, because it probably makes a larger effect on the whole than individually.</text:p>
        </text:list-item>
      </text:list>
      <text:p text:style-name="P8">Label the entire Call Transcripts dataset based on one of the methods mentioned above. </text:p>
      <text:h text:style-name="P40" text:outline-level="2">Followed all Relevant Policy and Procedures including Customer Verification and Product Up-Sells:</text:h>
      <text:p text:style-name="P20">Until we have CSR Scripts to check i2c policies, its almost impossible to check if the agent is following all the relevant procedures for a specific type of call. However, product up sells are calculable, by following one of the two ways below:</text:p>
      <text:list xml:id="list1798964197" text:style-name="L11">
        <text:list-item>
          <text:p text:style-name="P57">Check for sentences of an agent, to match the pattern of an Advertisement (leading statements), and classify these sentences on the basis of that. Then, through Named Entity Recognition, look for the product the agent is talking about specifically.</text:p>
        </text:list-item>
        <text:list-item>
          <text:p text:style-name="P57">Simply check the Performance Analysis Sheet and specifically mark those conversations where the agent doesn’t talk about a product or doesn’t follow standard procedure specifically.</text:p>
        </text:list-item>
      </text:list>
      <text:p text:style-name="P8">Label the entire Call Transcripts dataset based on one of the methods mentioned above.</text:p>
      <text:p text:style-name="P8"/>
      <text:p text:style-name="P22"/>
      <text:h text:style-name="Heading_20_1" text:outline-level="1">Data Structures:</text:h>
      <text:h text:style-name="Heading_20_2" text:outline-level="2">Sentence_<text:span text:style-name="T9">Structure</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G"/>
        <table:table-row>
          <table:table-cell table:style-name="Table1.A1" office:value-type="string">
            <text:p text:style-name="P26">ID</text:p>
          </table:table-cell>
          <table:table-cell table:style-name="Table1.A1" office:value-type="string">
            <text:p text:style-name="P26">Text</text:p>
          </table:table-cell>
          <table:table-cell table:style-name="Table1.A1" office:value-type="string">
            <text:p text:style-name="P26">Is_Simple</text:p>
          </table:table-cell>
          <table:table-cell table:style-name="Table1.A1" office:value-type="string">
            <text:p text:style-name="P26">Is_Complex</text:p>
          </table:table-cell>
          <table:table-cell table:style-name="Table1.A1" office:value-type="string">
            <text:p text:style-name="P26">Is_Compound_Complex</text:p>
          </table:table-cell>
          <table:table-cell table:style-name="Table1.A1" office:value-type="string">
            <text:p text:style-name="P29"><text:span text:style-name="T8">Is_</text:span>Multiple</text:p>
          </table:table-cell>
          <table:table-cell table:style-name="Table1.G1" office:value-type="string">
            <text:p text:style-name="P26">Is_Multiple_Complex</text:p>
          </table:table-cell>
        </table:table-row>
        <table:table-row>
          <table:table-cell table:style-name="Table1.A2" office:value-type="string">
            <text:p text:style-name="P23">1</text:p>
          </table:table-cell>
          <table:table-cell table:style-name="Table1.A2" office:value-type="string">
            <text:p text:style-name="P23">Hello.</text:p>
          </table:table-cell>
          <table:table-cell table:style-name="Table1.A2" office:value-type="string">
            <text:p text:style-name="P23">1</text:p>
          </table:table-cell>
          <table:table-cell table:style-name="Table1.A2" office:value-type="string">
            <text:p text:style-name="P23">0</text:p>
          </table:table-cell>
          <table:table-cell table:style-name="Table1.A2" office:value-type="string">
            <text:p text:style-name="P23">0</text:p>
          </table:table-cell>
          <table:table-cell table:style-name="Table1.A2" office:value-type="string">
            <text:p text:style-name="P23">0</text:p>
          </table:table-cell>
          <table:table-cell table:style-name="Table1.G2" office:value-type="string">
            <text:p text:style-name="P23">0</text:p>
          </table:table-cell>
        </table:table-row>
      </table:table>
      <text:h text:style-name="P41" text:outline-level="2">Sentence_<text:span text:style-name="T10">Purpose</text:span>:</text:h>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table-cell table:style-name="Table2.A1" office:value-type="string">
            <text:p text:style-name="P26">ID</text:p>
          </table:table-cell>
          <table:table-cell table:style-name="Table2.A1" office:value-type="string">
            <text:p text:style-name="P26">Text</text:p>
          </table:table-cell>
          <table:table-cell table:style-name="Table2.A1" office:value-type="string">
            <text:p text:style-name="P26">Is_Declarative</text:p>
          </table:table-cell>
          <table:table-cell table:style-name="Table2.A1" office:value-type="string">
            <text:p text:style-name="P26">Is_Imperative</text:p>
          </table:table-cell>
          <table:table-cell table:style-name="Table2.A1" office:value-type="string">
            <text:p text:style-name="P26">Is_Interrogative</text:p>
          </table:table-cell>
          <table:table-cell table:style-name="Table2.F1" office:value-type="string">
            <text:p text:style-name="P26">Is_Exclamatory</text:p>
          </table:table-cell>
        </table:table-row>
        <table:table-row>
          <table:table-cell table:style-name="Table2.A2" office:value-type="string">
            <text:p text:style-name="P23">2</text:p>
          </table:table-cell>
          <table:table-cell table:style-name="Table2.A2" office:value-type="string">
            <text:p text:style-name="P23">How are you feeling?</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1</text:p>
          </table:table-cell>
          <table:table-cell table:style-name="Table2.F2" office:value-type="string">
            <text:p text:style-name="P23">0</text:p>
          </table:table-cell>
        </table:table-row>
      </table:table>
      <text:h text:style-name="P42" text:outline-level="2">Sentence_Form:</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7">ID</text:p>
          </table:table-cell>
          <table:table-cell table:style-name="Table3.A1" office:value-type="string">
            <text:p text:style-name="P27">Text</text:p>
          </table:table-cell>
          <table:table-cell table:style-name="Table3.A1" office:value-type="string">
            <text:p text:style-name="P27">Is_Periodic</text:p>
          </table:table-cell>
          <table:table-cell table:style-name="Table3.A1" office:value-type="string">
            <text:p text:style-name="P27">Is_Cumulative</text:p>
          </table:table-cell>
          <table:table-cell table:style-name="Table3.E1" office:value-type="string">
            <text:p text:style-name="P27">Is_Balanced</text:p>
          </table:table-cell>
        </table:table-row>
        <table:table-row>
          <table:table-cell table:style-name="Table3.A2" office:value-type="string">
            <text:p text:style-name="P24">3</text:p>
          </table:table-cell>
          <table:table-cell table:style-name="Table3.A2" office:value-type="string">
            <text:p text:style-name="P24">Because of the rain, I took my car today.</text:p>
          </table:table-cell>
          <table:table-cell table:style-name="Table3.A2" office:value-type="string">
            <text:p text:style-name="P24">1</text:p>
          </table:table-cell>
          <table:table-cell table:style-name="Table3.A2" office:value-type="string">
            <text:p text:style-name="P24">0</text:p>
          </table:table-cell>
          <table:table-cell table:style-name="Table3.E2" office:value-type="string">
            <text:p text:style-name="P24">0</text:p>
          </table:table-cell>
        </table:table-row>
      </table:table>
      <text:h text:style-name="P42" text:outline-level="2">Sentence_Completeness:</text:h>
      <table:table table:name="Table4" table:style-name="Table4">
        <table:table-column table:style-name="Table4.A"/>
        <table:table-column table:style-name="Table4.B"/>
        <table:table-column table:style-name="Table4.C"/>
        <table:table-row>
          <table:table-cell table:style-name="Table4.A1" office:value-type="string">
            <text:p text:style-name="P27">ID</text:p>
          </table:table-cell>
          <table:table-cell table:style-name="Table4.A1" office:value-type="string">
            <text:p text:style-name="P27">Text</text:p>
          </table:table-cell>
          <table:table-cell table:style-name="Table4.C1" office:value-type="string">
            <text:p text:style-name="P27">Is_Complete</text:p>
          </table:table-cell>
        </table:table-row>
        <table:table-row>
          <table:table-cell table:style-name="Table4.A2" office:value-type="string">
            <text:p text:style-name="P24">4</text:p>
          </table:table-cell>
          <table:table-cell table:style-name="Table4.A2" office:value-type="string">
            <text:p text:style-name="P24">I am not sure if that’s what you </text:p>
          </table:table-cell>
          <table:table-cell table:style-name="Table4.C2" office:value-type="string">
            <text:p text:style-name="P24">0</text:p>
          </table:table-cell>
        </table:table-row>
      </table:table>
      <text:h text:style-name="P43" text:outline-level="2">Sentence_Predicate:</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8">ID</text:p>
          </table:table-cell>
          <table:table-cell table:style-name="Table5.A1" office:value-type="string">
            <text:p text:style-name="P28">Text</text:p>
          </table:table-cell>
          <table:table-cell table:style-name="Table5.A1" office:value-type="string">
            <text:p text:style-name="P28">Is_Equational</text:p>
          </table:table-cell>
          <table:table-cell table:style-name="Table5.A1" office:value-type="string">
            <text:p text:style-name="P28">Is_Descriptional</text:p>
          </table:table-cell>
          <table:table-cell table:style-name="Table5.E1" office:value-type="string">
            <text:p text:style-name="P28">Is_Actional</text:p>
          </table:table-cell>
        </table:table-row>
        <table:table-row>
          <table:table-cell table:style-name="Table5.A2" office:value-type="string">
            <text:p text:style-name="P25">5</text:p>
          </table:table-cell>
          <table:table-cell table:style-name="Table5.A2" office:value-type="string">
            <text:p text:style-name="P25">Her card is my card</text:p>
          </table:table-cell>
          <table:table-cell table:style-name="Table5.A2" office:value-type="string">
            <text:p text:style-name="P25">1</text:p>
          </table:table-cell>
          <table:table-cell table:style-name="Table5.A2" office:value-type="string">
            <text:p text:style-name="P25">0</text:p>
          </table:table-cell>
          <table:table-cell table:style-name="Table5.E2" office:value-type="string">
            <text:p text:style-name="P25">0</text:p>
          </table:table-cell>
        </table:table-row>
      </table:table>
      <text:h text:style-name="P43" text:outline-level="2">Sentence_Parts:</text:h>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7-26T17:42:29.345000000</dc:date>
    <meta:editing-duration>PT20H20M41S</meta:editing-duration>
    <meta:editing-cycles>9</meta:editing-cycles>
    <meta:document-statistic meta:table-count="5" meta:image-count="0" meta:object-count="0" meta:page-count="6" meta:paragraph-count="130" meta:word-count="2203" meta:character-count="13141" meta:non-whitespace-character-count="11094"/>
  </office:meta>
</office:document-meta>
</file>